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7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 style:shrink-to-fit="fals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7-nov</text:p>
          </table:table-cell>
          <table:table-cell table:style-name="ce7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number-columns-repeated="5"/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What is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History of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enefits of LINU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is terminal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ructure of LINUX O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Distribu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licensing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inux Directori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What are commands and shell?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wd,ls and cd command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8-nov</text:p>
          </table:table-cell>
          <table:table-cell table:style-name="ce7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arious rmdir command op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inux fil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ile comma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uch command op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m command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ubuntu version command (lsb_release <text:s/>-a)</text:p>
          </table:table-cell>
          <table:table-cell table:number-columns-repeated="6"/>
        </table:table-row>
        <table:table-row table:style-name="ro1">
          <table:table-cell table:style-name="ce3" table:number-columns-repeated="4"/>
          <table:table-cell table:number-columns-repeated="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9-nov</text:p>
          </table:table-cell>
          <table:table-cell table:style-name="ce4" office:value-type="string" calcext:value-type="string">
            <text:p>9-nov-2016.odt</text:p>
          </table:table-cell>
          <table:table-cell table:style-name="ce1" office:value-type="string" calcext:value-type="string">
            <text:p>LINUX</text:p>
          </table:table-cell>
          <table:table-cell table:style-name="ce1" office:value-type="string" calcext:value-type="string">
            <text:p>Github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p command</text:p>
          </table:table-cell>
          <table:table-cell table:style-name="ce2"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v command</text:p>
          </table:table-cell>
          <table:table-cell table:style-name="ce2"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man command</text:p>
          </table:table-cell>
          <table:table-cell table:style-name="ce2" office:value-type="string" calcext:value-type="string">
            <text:p>What is github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cat command</text:p>
          </table:table-cell>
          <table:table-cell table:style-name="ce2"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tac command</text:p>
          </table:table-cell>
          <table:table-cell table:style-name="ce2" office:value-type="string" calcext:value-type="string">
            <text:p>What is repository?</text:p>
          </table:table-cell>
          <table:table-cell table:number-columns-repeated="5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grep command</text:p>
          </table:table-cell>
          <table:table-cell table:style-name="ce2" office:value-type="string" calcext:value-type="string">
            <text:p>Steps to install git 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" office:value-type="string" calcext:value-type="string">
            <text:p>wc command</text:p>
          </table:table-cell>
          <table:table-cell table:style-name="ce2"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rt command</text:p>
          </table:table-cell>
          <table:table-cell table:style-name="ce2" office:value-type="string" calcext:value-type="string">
            <text:p>command to update gi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zip and unzip files and directories</text:p>
          </table:table-cell>
          <table:table-cell table:style-name="ce2" office:value-type="string" calcext:value-type="string">
            <text:p>create repository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who command</text:p>
          </table:table-cell>
          <table:table-cell table:style-name="ce2"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ho am i command</text:p>
          </table:table-cell>
          <table:table-cell table:style-name="ce2"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assw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mod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i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free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ead and tail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oweroff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eboot command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-nov</text:p>
          </table:table-cell>
          <table:table-cell table:style-name="ce8" office:value-type="string" calcext:value-type="string">
            <text:p>10-nov-2016.odt</text:p>
          </table:table-cell>
          <table:table-cell table:style-name="ce6" office:value-type="string" calcext:value-type="string">
            <text:p>nano command</text:p>
          </table:table-cell>
          <table:table-cell table:style-name="ce9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initialize it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add data 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commit or save it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add remote name</text:p>
          </table:table-cell>
          <table:table-cell table:number-columns-repeated="5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push data to repository</text:p>
          </table:table-cell>
          <table:table-cell table:number-columns-repeated="5"/>
        </table:table-row>
        <table:table-row table:style-name="ro4">
          <table:table-cell table:style-name="ce6" table:number-columns-repeated="4"/>
          <table:table-cell table:style-name="ce6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4">
          <table:table-cell table:number-columns-repeated="4"/>
          <table:table-cell table:style-name="ce6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 office:value-type="string" calcext:value-type="string">
            <text:p>commit multiple files to repositor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4:57:51.243361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0T14:58:01.097182660</dc:date>
    <meta:editing-duration>PT15H58M38S</meta:editing-duration>
    <meta:editing-cycles>31</meta:editing-cycles>
    <meta:generator>LibreOffice/4.2.8.2$Linux_x86 LibreOffice_project/420m0$Build-2</meta:generator>
    <meta:document-statistic meta:table-count="1" meta:cell-count="83" meta:object-count="0"/>
  </office:meta>
</office:document-meta>
</file>